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bd3c" officeooo:paragraph-rsid="000fbd3c"/>
    </style:style>
    <style:style style:name="P2" style:family="paragraph" style:parent-style-name="Standard">
      <style:text-properties fo:font-weight="bold" officeooo:rsid="000fbd3c" officeooo:paragraph-rsid="000fbd3c" style:font-weight-asian="bold" style:font-weight-complex="bold"/>
    </style:style>
    <style:style style:name="P3" style:family="paragraph" style:parent-style-name="Standard">
      <style:text-properties fo:font-weight="bold" officeooo:rsid="00157bb6" officeooo:paragraph-rsid="00157bb6" style:font-weight-asian="bold" style:font-weight-complex="bold"/>
    </style:style>
    <style:style style:name="P4" style:family="paragraph" style:parent-style-name="Standard">
      <style:text-properties officeooo:rsid="0010bdf7" officeooo:paragraph-rsid="0010bdf7"/>
    </style:style>
    <style:style style:name="P5" style:family="paragraph" style:parent-style-name="Standard">
      <style:text-properties officeooo:rsid="0011754c" officeooo:paragraph-rsid="0011754c"/>
    </style:style>
    <style:style style:name="P6" style:family="paragraph" style:parent-style-name="Standard">
      <style:text-properties fo:color="#ff3333" officeooo:rsid="0011754c" officeooo:paragraph-rsid="0011754c"/>
    </style:style>
    <style:style style:name="P7" style:family="paragraph" style:parent-style-name="Standard">
      <style:text-properties fo:color="#ff3333" fo:font-weight="normal" officeooo:rsid="00157bb6" officeooo:paragraph-rsid="00157bb6" style:font-weight-asian="normal" style:font-weight-complex="normal"/>
    </style:style>
    <style:style style:name="P8" style:family="paragraph" style:parent-style-name="Standard">
      <style:text-properties fo:color="#ff3333" fo:font-weight="normal" officeooo:rsid="00157bb6" officeooo:paragraph-rsid="0016d07f" style:font-weight-asian="normal" style:font-weight-complex="normal"/>
    </style:style>
    <style:style style:name="P9" style:family="paragraph" style:parent-style-name="Standard">
      <style:text-properties officeooo:rsid="0012372e" officeooo:paragraph-rsid="0012372e"/>
    </style:style>
    <style:style style:name="P10" style:family="paragraph" style:parent-style-name="Standard">
      <style:text-properties fo:font-weight="normal" officeooo:rsid="00157bb6" officeooo:paragraph-rsid="00157bb6" style:font-weight-asian="normal" style:font-weight-complex="normal"/>
    </style:style>
    <style:style style:name="P11" style:family="paragraph" style:parent-style-name="Standard" style:list-style-name="L1">
      <style:text-properties fo:font-weight="normal" officeooo:rsid="00157bb6" officeooo:paragraph-rsid="00157bb6" style:font-weight-asian="normal" style:font-weight-complex="normal"/>
    </style:style>
    <style:style style:name="P12" style:family="paragraph" style:parent-style-name="Standard">
      <style:text-properties fo:font-weight="normal" officeooo:rsid="00166a4e" officeooo:paragraph-rsid="00166a4e" style:font-weight-asian="normal" style:font-weight-complex="normal"/>
    </style:style>
    <style:style style:name="P13" style:family="paragraph" style:parent-style-name="Standard">
      <style:text-properties fo:font-weight="normal" officeooo:rsid="0016d07f" officeooo:paragraph-rsid="0016d07f" style:font-weight-asian="normal" style:font-weight-complex="normal"/>
    </style:style>
    <style:style style:name="T1" style:family="text">
      <style:text-properties officeooo:rsid="0010bdf7"/>
    </style:style>
    <style:style style:name="T2" style:family="text">
      <style:text-properties officeooo:rsid="0011754c"/>
    </style:style>
    <style:style style:name="T3" style:family="text">
      <style:text-properties fo:font-style="italic" style:font-style-asian="italic" style:font-style-complex="italic"/>
    </style:style>
    <style:style style:name="T4" style:family="text">
      <style:text-properties fo:font-style="italic" officeooo:rsid="0012372e" style:font-style-asian="italic" style:font-style-complex="italic"/>
    </style:style>
    <style:style style:name="T5" style:family="text">
      <style:text-properties fo:font-style="italic" officeooo:rsid="0016d07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372e" style:font-style-asian="normal" style:font-style-complex="normal"/>
    </style:style>
    <style:style style:name="T8" style:family="text">
      <style:text-properties fo:font-style="normal" officeooo:rsid="00141fe5" style:font-style-asian="normal" style:font-style-complex="normal"/>
    </style:style>
    <style:style style:name="T9" style:family="text">
      <style:text-properties fo:font-style="normal" officeooo:rsid="001444bd" style:font-style-asian="normal" style:font-style-complex="normal"/>
    </style:style>
    <style:style style:name="T10" style:family="text">
      <style:text-properties fo:font-style="normal" officeooo:rsid="00166a4e" style:font-style-asian="normal" style:font-style-complex="normal"/>
    </style:style>
    <style:style style:name="T11" style:family="text">
      <style:text-properties fo:font-style="normal" officeooo:rsid="0016d07f" style:font-style-asian="normal" style:font-style-complex="normal"/>
    </style:style>
    <style:style style:name="T12" style:family="text">
      <style:text-properties fo:font-style="normal" officeooo:rsid="0017bf67" style:font-style-asian="normal" style:font-style-complex="normal"/>
    </style:style>
    <style:style style:name="T13" style:family="text">
      <style:text-properties officeooo:rsid="00157b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e 2 : design de la base de données</text:p>
      <text:p text:style-name="P1"/>
      <text:p text:style-name="P1">Pour concevoir l'architecture des tables que nous utiliserons pour notre base de données, nous avons décidé de commencer par représenter un volant et ses différentes données en dehors de l'aspect commercial (prix, stock, etc...), et d'ensuite nous attarder sur ce dernier.</text:p>
      <text:p text:style-name="P1"/>
      <text:p text:style-name="P1"/>
      <text:p text:style-name="P2">2.1) Le volant <text:span text:style-name="T13">et son constructeur</text:span></text:p>
      <text:p text:style-name="P1">Pour la FFBaD, un volant est un produit composé d'une référence, d'une marque et auquel est associé <text:span text:style-name="T1">diverses données permettant de le classifier, comme une note fédérale déterminant dans une certaine mesure sa qualité, note déterminé par un rapport d'analyse réalisé par un laboratoire. De plus, un volant est éligible pour une saison donnée( ex : saison 2017-2018).</text:span></text:p>
      <text:p text:style-name="P1"/>
      <text:p text:style-name="P4">La marque du volant <text:span text:style-name="T2">ne </text:span>correspond <text:span text:style-name="T2">pas forcément </text:span>au nom de l'entreprise l'ayant produit, <text:span text:style-name="T2">ces données doivent donc être séparées</text:span>. <text:span text:style-name="T2">L'</text:span>entreprise est définie par son nom, son adresse et son contact, ce dernier étant la personne à contacter en cas de besoin. Les coordonnées de cette dernière doivent donc également être enregistrées.</text:p>
      <text:p text:style-name="P4"/>
      <text:p text:style-name="P5">La représentation de tous ces éléments sous forme de tables se fait donc comme ceci : </text:p>
      <text:p text:style-name="P5"/>
      <text:p text:style-name="P6">[INSERER IMAGE DES TABLES SUIVANTES (découpage) : volant, saison, rapport, entité, personne, statut]</text:p>
      <text:p text:style-name="P5"/>
      <text:p text:style-name="P5">On retrouve les différentes caractéristiques des volants dans la table <text:span text:style-name="T3">Volant</text:span><text:span text:style-name="T6">, comme par exemple le nom, la référence, ou encore la marque du volant.</text:span></text:p>
      <text:p text:style-name="P5"><text:span text:style-name="T6"/></text:p>
      <text:p text:style-name="P5"><text:span text:style-name="T6">Les tables </text:span><text:span text:style-name="T3">Saison</text:span><text:span text:style-name="T6">, </text:span><text:span text:style-name="T3">Rapport</text:span><text:span text:style-name="T6"> et </text:span><text:span text:style-name="T3">Entité</text:span><text:span text:style-name="T6"> ont été ajouté pour éviter la redondance d'information : en effet, comme plusieurs volants peuvent avoir les mêmes valeurs, il est préférable d'utiliser des tables supplémentaires et d'y faire référence dans la table </text:span><text:span text:style-name="T3">Volant</text:span><text:span text:style-name="T6">. Cette dernière possède donc une clé étrangère vers la saison pour laquelle le volant est éligible, une autre vers le rapport d'évaluation du volant, et une troisième vers l'entreprise l'ayant fabriqué.</text:span></text:p>
      <text:p text:style-name="P5"><text:span text:style-name="T6"/></text:p>
      <text:p text:style-name="P5"><text:span text:style-name="T6">La table répertoriant les constructeurs a été nommée </text:span><text:span text:style-name="T3">Entité</text:span><text:span text:style-name="T6"> car elle ne stocke pas que des constructeurs, mais contient également </text:span><text:span text:style-name="T7">d'autres entreprises (pas forcément des constructeurs) ainsi que d</text:span><text:span text:style-name="T6">es associations </text:span><text:span text:style-name="T7">et</text:span><text:span text:style-name="T6"> </text:span><text:span text:style-name="T7">d</text:span><text:span text:style-name="T6">es particuliers. </text:span><text:span text:style-name="T7">Cette table contient donc des champs génériques (nom, adresse), et référence un statut ainsi qu'un contact. Nous avons déjà parlé du principe du contact précédemment, mais le statut est une donnée nouvelle que nous avons rajouté suite à notre choix d'utiliser la table </text:span><text:span text:style-name="T4">Entité</text:span><text:span text:style-name="T7"> pour contenir toutes sortes d'acteurs/entreprises : ce champ permet de typer nos entités </text:span><text:span text:style-name="T4">(ndla : des exemples de valeur pour ce champ sont indiqués dans le rectangle rose associé à la table Entité)</text:span><text:span text:style-name="T7">, et donc d'ajouter un peu de précision relatives aux entités.</text:span></text:p>
      <text:p text:style-name="P5"><text:span text:style-name="T7"/></text:p>
      <text:p text:style-name="P9"><text:span text:style-name="T6">Nous avons choisi d'utiliser des relations non-identifiantes entre toutes ces tables car nous estimons que les clés étrangères présentes </text:span><text:span text:style-name="T8">dans les tables</text:span><text:span text:style-name="T6"> ne font partie de l'identité des données des tables dans lesquelles elles sont présentes</text:span><text:span text:style-name="T8"> (</text:span><text:span text:style-name="T9">ex</text:span><text:span text:style-name="T8"> : l'identifiant du rapport d'évaluation d'un volant n'est pas une clé pour identifier un volant parmis d'autre).</text:span></text:p>
      <text:p text:style-name="P9"><text:span text:style-name="T8"/></text:p>
      <text:p text:style-name="P3"><text:span text:style-name="T8">2.</text:span><text:span text:style-name="T6">2) Commandes de volants</text:span></text:p>
      <text:p text:style-name="P10"><text:span text:style-name="T6">Passons mainenant à la partie commerciale des données.</text:span></text:p>
      <text:p text:style-name="P10"><text:span text:style-name="T6"/></text:p>
      <text:p text:style-name="P10"><text:span text:style-name="T6">Le sujet du TP1 spécifie que du point de vue de la vente, un volant est associé à un vendeur, et que ce dernier possède un certain nombre de tubes de volant et fixe lui-même le prix de vente unitaire.</text:span></text:p>
      <text:p text:style-name="P10"><text:span text:style-name="T6"/></text:p>
      <text:p text:style-name="P10"><text:soft-page-break/><text:span text:style-name="T6">Nous avons donc ajouté une table </text:span><text:span text:style-name="T3">Produit</text:span><text:span text:style-name="T6"> (voir ci-dessous), possédant deux clés primaires étrangères : un identifiant de volant et un identifiant de distributeur, ce dernier étant stocké dans la table </text:span><text:span text:style-name="T3">Entité</text:span><text:span text:style-name="T6">. Le choix des deux clés étrangères en tant que clés primaires est justifié car :</text:span></text:p>
      <text:list xml:id="list1787085500400549287" text:style-name="L1">
        <text:list-item>
          <text:p text:style-name="P11"><text:span text:style-name="T6">Un distributeur ne peut avoir qu'une seule foit un volant donné dans son catalogue</text:span></text:p>
        </text:list-item>
        <text:list-item>
          <text:p text:style-name="P11"><text:span text:style-name="T6">Un distributeur peut vendre plusieurs volants</text:span></text:p>
        </text:list-item>
        <text:list-item>
          <text:p text:style-name="P11"><text:span text:style-name="T6">Un volant peut être vendu par plusieurs distributeurs en même-temps</text:span></text:p>
        </text:list-item>
      </text:list>
      <text:p text:style-name="P10"><text:span text:style-name="T6">Ces trois points nous indiquent que, dans la table </text:span><text:span text:style-name="T3">Produit</text:span><text:span text:style-name="T6">, il ne peut y avoir au maximum qu'une seule fois une combinaison volant-distributeur donnée, quels que soient le prix et le stock.</text:span></text:p>
      <text:p text:style-name="P10"><text:span text:style-name="T6"/></text:p>
      <text:p text:style-name="P7"><text:span text:style-name="T6">[INSERER IMAGE DES TABLES SUIVANTES (découpage) : volant, entité, produit]</text:span></text:p>
      <text:p text:style-name="P10"><text:span text:style-name="T6"/></text:p>
      <text:p text:style-name="P10"><text:span text:style-name="T6">Une fois la table </text:span><text:span text:style-name="T3">Produit</text:span><text:span text:style-name="T6"> ajoutée à l'architecture, il ne reste plus qu'à ajouter la notion de commandes de produits. </text:span></text:p>
      <text:p text:style-name="P10"><text:span text:style-name="T6"/></text:p>
      <text:p text:style-name="P10"><text:span text:style-name="T6">Nous avons pensé ce concept de la manière suivante : </text:span><text:span text:style-name="T10">une commande de produit est composé de plusieurs produits, auxquels sont associés le montant désiré. La commande en elle-même est associé à un acheteur et possède un état binaire : payé ou non-payée.</text:span></text:p>
      <text:p text:style-name="P10"><text:span text:style-name="T10"/></text:p>
      <text:p text:style-name="P12"><text:span text:style-name="T6">Nous avons donc </text:span><text:span text:style-name="T11">créé une première table </text:span><text:span text:style-name="T5">Commande</text:span><text:span text:style-name="T11"> définie par un identifiant, l'état binaire décrit ci-dessus et qui possède une référence vers l'acheteur (FK de la table </text:span><text:span text:style-name="T5">Entité</text:span><text:span text:style-name="T11">).</text:span></text:p>
      <text:p text:style-name="P12"><text:span text:style-name="T11"/></text:p>
      <text:p text:style-name="P8"><text:span text:style-name="T11">[INSERER IMAGE DES TABLES SUIVANTES (découpage) : entrée, command, produit, entité]</text:span></text:p>
      <text:p text:style-name="P12"><text:span text:style-name="T11"/></text:p>
      <text:p text:style-name="P13"><text:span text:style-name="T6">Ensuite, nous avons ajouté une seconde table, nommée </text:span><text:span text:style-name="T3">Entrée</text:span><text:span text:style-name="T6">, qui correspond à une ligne de la commande. C'est cette table qui va associer un produit à la commande, et donc à l'acheteur. L'utilisation de cette seconde table nous permet d'avoir des commandes de taille variable et non-limitée.</text:span></text:p>
      <text:p text:style-name="P13"><text:span text:style-name="T6">Chaque entrée est donc définie par un numéro de commande et par un produit. De cette manière il est, par conception, impossible d'avoir deux entrées ayant le même produit dans une commande donnée.</text:span></text:p>
      <text:p text:style-name="P13"><text:span text:style-name="T3">(ndla : nous considérons cela comme un doublon indésirable, puisque la table Entrée possède un champ destiné à représenter le nombre de tubes de volants désirés)</text:span></text:p>
      <text:p text:style-name="P13"><text:span text:style-name="T6"/></text:p>
      <text:p text:style-name="P13"><text:span text:style-name="T6">Une fois </text:span><text:span text:style-name="T12">ces deux tables ajoutées à notre structure de base de données, nous obtenons notre structure version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30S</meta:editing-duration>
    <meta:editing-cycles>7</meta:editing-cycles>
    <meta:generator>LibreOffice/5.2.7.2$Windows_x86 LibreOffice_project/2b7f1e640c46ceb28adf43ee075a6e8b8439ed10</meta:generator>
    <dc:date>2017-09-25T11:28:04.660000000</dc:date>
    <meta:document-statistic meta:table-count="0" meta:image-count="0" meta:object-count="0" meta:page-count="2" meta:paragraph-count="28" meta:word-count="865" meta:character-count="5383" meta:non-whitespace-character-count="4547"/>
    <meta:user-defined meta:name="Info 1"/>
    <meta:user-defined meta:name="Info 2"/>
    <meta:user-defined meta:name="Info 3"/>
    <meta:user-defined meta:name="Info 4"/>
  </office:meta>
</office:document-meta>
</file>